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to lo<text:line-break/>iface lo inet loopback<text:line-break/><text:line-break/>auto eth0<text:line-break/>iface eth0 inet dhcp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this Granier</meta:initial-creator>
    <meta:creation-date>2025-05-06T11:22:33.850000000</meta:creation-date>
    <dc:date>2025-05-06T11:23:19.682000000</dc:date>
    <dc:creator>Mathis Granier</dc:creator>
    <meta:editing-duration>PT48S</meta:editing-duration>
    <meta:editing-cycles>1</meta:editing-cycles>
    <meta:document-statistic meta:table-count="0" meta:image-count="0" meta:object-count="0" meta:page-count="1" meta:paragraph-count="1" meta:word-count="12" meta:character-count="63" meta:non-whitespace-character-count="50"/>
    <meta:generator>LibreOffice/7.6.3.2$Windows_X86_64 LibreOffice_project/29d686fea9f6705b262d369fede658f824154cc0</meta:generator>
  </office:meta>
</office:document-meta>
</file>